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21a483"/>
    </style:style>
    <style:style style:name="P4" style:family="paragraph" style:parent-style-name="Standard">
      <style:text-properties officeooo:rsid="001e3701" officeooo:paragraph-rsid="00343bd2"/>
    </style:style>
    <style:style style:name="P5" style:family="paragraph" style:parent-style-name="Standard">
      <style:text-properties officeooo:rsid="001e3701" officeooo:paragraph-rsid="003f1502"/>
    </style:style>
    <style:style style:name="P6" style:family="paragraph" style:parent-style-name="Standard">
      <style:text-properties officeooo:rsid="001e3701" officeooo:paragraph-rsid="004ed542"/>
    </style:style>
    <style:style style:name="P7" style:family="paragraph" style:parent-style-name="Standard">
      <style:text-properties officeooo:rsid="001e3701" officeooo:paragraph-rsid="004fd754"/>
    </style:style>
    <style:style style:name="P8" style:family="paragraph" style:parent-style-name="Standard">
      <style:text-properties officeooo:rsid="001e3701" officeooo:paragraph-rsid="00540dde"/>
    </style:style>
    <style:style style:name="P9" style:family="paragraph" style:parent-style-name="Standard">
      <style:text-properties officeooo:rsid="00214e17" officeooo:paragraph-rsid="00214e17"/>
    </style:style>
    <style:style style:name="P10" style:family="paragraph" style:parent-style-name="Standard">
      <style:text-properties officeooo:rsid="00214e17" officeooo:paragraph-rsid="00540dde"/>
    </style:style>
    <style:style style:name="P11" style:family="paragraph" style:parent-style-name="Standard">
      <style:text-properties officeooo:paragraph-rsid="00343bd2"/>
    </style:style>
    <style:style style:name="P12" style:family="paragraph" style:parent-style-name="Standard">
      <style:text-properties officeooo:paragraph-rsid="003f1502"/>
    </style:style>
    <style:style style:name="P13" style:family="paragraph" style:parent-style-name="Standard">
      <style:text-properties officeooo:paragraph-rsid="004ed542"/>
    </style:style>
    <style:style style:name="P14" style:family="paragraph" style:parent-style-name="Standard">
      <style:text-properties officeooo:rsid="004fd754" officeooo:paragraph-rsid="004fd754"/>
    </style:style>
    <style:style style:name="P15" style:family="paragraph" style:parent-style-name="Standard">
      <style:text-properties fo:font-size="16pt" fo:font-weight="bold" officeooo:rsid="00523d1c" officeooo:paragraph-rsid="00523d1c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0540dde"/>
    </style:style>
    <style:style style:name="P17" style:family="paragraph" style:parent-style-name="Standard">
      <style:paragraph-properties fo:break-before="page"/>
      <style:text-properties officeooo:rsid="00214e17" officeooo:paragraph-rsid="00214e17"/>
    </style:style>
    <style:style style:name="P18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9" style:family="paragraph" style:parent-style-name="Heading_20_5">
      <style:text-properties officeooo:paragraph-rsid="0021a483"/>
    </style:style>
    <style:style style:name="P20" style:family="paragraph" style:parent-style-name="Heading_20_5">
      <style:text-properties officeooo:paragraph-rsid="00343bd2"/>
    </style:style>
    <style:style style:name="P21" style:family="paragraph" style:parent-style-name="Heading_20_5">
      <style:text-properties officeooo:paragraph-rsid="004ed542"/>
    </style:style>
    <style:style style:name="P22" style:family="paragraph" style:parent-style-name="Heading_20_5">
      <style:text-properties officeooo:paragraph-rsid="00540dde"/>
    </style:style>
    <style:style style:name="T1" style:family="text">
      <style:text-properties officeooo:rsid="00273521"/>
    </style:style>
    <style:style style:name="T2" style:family="text">
      <style:text-properties officeooo:rsid="00523d1c"/>
    </style:style>
    <style:style style:name="T3" style:family="text">
      <style:text-properties officeooo:rsid="001e3701"/>
    </style:style>
    <style:style style:name="T4" style:family="text">
      <style:text-properties style:font-name="Liberation Sans" fo:font-size="11.8999996185303pt" fo:font-weight="bold" officeooo:rsid="004ed542" style:font-name-asian="DejaVu Sans" style:font-size-asian="11.8999996185303pt" style:font-weight-asian="bold" style:font-name-complex="Lohit Hindi" style:font-size-complex="11.8999996185303pt" style:font-weight-complex="bold"/>
    </style:style>
    <style:style style:name="T5" style:family="text">
      <style:text-properties style:font-name="Liberation Sans" fo:font-size="11.8999996185303pt" fo:font-weight="bold" officeooo:rsid="004fd754" style:font-name-asian="DejaVu Sans" style:font-size-asian="11.8999996185303pt" style:font-weight-asian="bold" style:font-name-complex="Lohit Hindi" style:font-size-complex="11.8999996185303pt" style:font-weight-complex="bold"/>
    </style:style>
    <style:style style:name="T6" style:family="text">
      <style:text-properties officeooo:rsid="0011b245"/>
    </style:style>
    <style:style style:name="T7" style:family="text">
      <style:text-properties officeooo:rsid="004ed5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WS</text:p>
      <text:p text:style-name="P2"/>
      <text:h text:style-name="P19" text:outline-level="5"><text:bookmark-start text:name="__RefHeading__327_1776072604"/><text:span text:style-name="T5">yyy?</text:span><text:bookmark-end text:name="__RefHeading__327_1776072604"/></text:h>
      <text:p text:style-name="P3"/>
      <text:p text:style-name="P14">Xxx</text:p>
      <text:p text:style-name="P7"/>
      <text:p text:style-name="P4"><text:bookmark-start text:name="__DdeLink__883_2189722070"/><text:bookmark-start text:name="__DdeLink__208_35142573129"/></text:p>
      <text:h text:style-name="P20" text:outline-level="5"><text:bookmark-start text:name="__RefHeading__331_177607260417"/><text:span text:style-name="T4">yyy?</text:span><text:bookmark-start text:name="__DdeLink__199_351425731216"/><text:bookmark-end text:name="__RefHeading__331_177607260417"/></text:h>
      <text:p text:style-name="P11"><text:bookmark-end text:name="__DdeLink__199_351425731216"/><text:bookmark-end text:name="__DdeLink__208_35142573129"/></text:p>
      <text:p text:style-name="P12"><text:span text:style-name="T7">xxx</text:span></text:p>
      <text:p text:style-name="P5"><text:bookmark-start text:name="__DdeLink__1305_2271235780"/><text:bookmark-end text:name="__DdeLink__883_2189722070"/></text:p>
      <text:p text:style-name="P6"><text:bookmark-start text:name="__DdeLink__208_351425731291"/></text:p>
      <text:h text:style-name="P21" text:outline-level="5"><text:bookmark-start text:name="__RefHeading__331_1776072604171"/><text:span text:style-name="T4">yyy?</text:span><text:bookmark-start text:name="__DdeLink__199_3514257312161"/><text:bookmark-end text:name="__RefHeading__331_1776072604171"/></text:h>
      <text:p text:style-name="P13"><text:bookmark-end text:name="__DdeLink__199_3514257312161"/><text:bookmark-end text:name="__DdeLink__208_351425731291"/></text:p>
      <text:p text:style-name="P13"><text:span text:style-name="T7">xxx</text:span><text:span text:style-name="T3"> </text:span></text:p>
      <text:p text:style-name="P8"/>
      <text:p text:style-name="P8"><text:bookmark-start text:name="__DdeLink__208_3514257312911"/></text:p>
      <text:h text:style-name="P22" text:outline-level="5"><text:bookmark-start text:name="__RefHeading__331_17760726041711"/><text:span text:style-name="T4">yyy?</text:span><text:bookmark-start text:name="__DdeLink__199_35142573121611"/><text:bookmark-end text:name="__RefHeading__331_17760726041711"/></text:h>
      <text:p text:style-name="P16"><text:bookmark-end text:name="__DdeLink__199_35142573121611"/><text:bookmark-end text:name="__DdeLink__208_351425731291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"/></text:p>
      <text:h text:style-name="P22" text:outline-level="5"><text:bookmark-start text:name="__RefHeading__331_17760726041712"/><text:span text:style-name="T4">yyy?</text:span><text:bookmark-start text:name="__DdeLink__199_35142573121612"/><text:bookmark-end text:name="__RefHeading__331_17760726041712"/></text:h>
      <text:p text:style-name="P16"><text:bookmark-end text:name="__DdeLink__199_35142573121612"/><text:bookmark-end text:name="__DdeLink__208_351425731291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"/></text:p>
      <text:h text:style-name="P22" text:outline-level="5"><text:bookmark-start text:name="__RefHeading__331_17760726041713"/><text:span text:style-name="T4">yyy?</text:span><text:bookmark-start text:name="__DdeLink__199_35142573121613"/><text:bookmark-end text:name="__RefHeading__331_17760726041713"/></text:h>
      <text:p text:style-name="P16"><text:bookmark-end text:name="__DdeLink__199_35142573121613"/><text:bookmark-end text:name="__DdeLink__208_351425731291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"/></text:p>
      <text:h text:style-name="P22" text:outline-level="5"><text:bookmark-start text:name="__RefHeading__331_17760726041714"/><text:span text:style-name="T4">yyy?</text:span><text:bookmark-start text:name="__DdeLink__199_35142573121614"/><text:bookmark-end text:name="__RefHeading__331_17760726041714"/></text:h>
      <text:p text:style-name="P16"><text:bookmark-end text:name="__DdeLink__199_35142573121614"/><text:bookmark-end text:name="__DdeLink__208_3514257312914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"/></text:p>
      <text:h text:style-name="P22" text:outline-level="5"><text:bookmark-start text:name="__RefHeading__331_17760726041715"/><text:span text:style-name="T4">yyy?</text:span><text:bookmark-start text:name="__DdeLink__199_35142573121615"/><text:bookmark-end text:name="__RefHeading__331_17760726041715"/></text:h>
      <text:p text:style-name="P16"><text:bookmark-end text:name="__DdeLink__199_35142573121615"/><text:bookmark-end text:name="__DdeLink__208_351425731291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6"/></text:p>
      <text:h text:style-name="P22" text:outline-level="5"><text:bookmark-start text:name="__RefHeading__331_17760726041716"/><text:soft-page-break/><text:span text:style-name="T4">yyy?</text:span><text:bookmark-start text:name="__DdeLink__199_35142573121616"/><text:bookmark-end text:name="__RefHeading__331_17760726041716"/></text:h>
      <text:p text:style-name="P16"><text:bookmark-end text:name="__DdeLink__199_35142573121616"/><text:bookmark-end text:name="__DdeLink__208_351425731291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7"/></text:p>
      <text:h text:style-name="P22" text:outline-level="5"><text:bookmark-start text:name="__RefHeading__331_17760726041717"/><text:span text:style-name="T4">yyy?</text:span><text:bookmark-start text:name="__DdeLink__199_35142573121617"/><text:bookmark-end text:name="__RefHeading__331_17760726041717"/></text:h>
      <text:p text:style-name="P16"><text:bookmark-end text:name="__DdeLink__199_35142573121617"/><text:bookmark-end text:name="__DdeLink__208_3514257312917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8"/></text:p>
      <text:h text:style-name="P22" text:outline-level="5"><text:bookmark-start text:name="__RefHeading__331_17760726041718"/><text:span text:style-name="T4">yyy?</text:span><text:bookmark-start text:name="__DdeLink__199_35142573121618"/><text:bookmark-end text:name="__RefHeading__331_17760726041718"/></text:h>
      <text:p text:style-name="P16"><text:bookmark-end text:name="__DdeLink__199_35142573121618"/><text:bookmark-end text:name="__DdeLink__208_3514257312918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9"/></text:p>
      <text:h text:style-name="P22" text:outline-level="5"><text:bookmark-start text:name="__RefHeading__331_17760726041719"/><text:span text:style-name="T4">yyy?</text:span><text:bookmark-start text:name="__DdeLink__199_35142573121619"/><text:bookmark-end text:name="__RefHeading__331_17760726041719"/></text:h>
      <text:p text:style-name="P16"><text:bookmark-end text:name="__DdeLink__199_35142573121619"/><text:bookmark-end text:name="__DdeLink__208_3514257312919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0"/></text:p>
      <text:h text:style-name="P22" text:outline-level="5"><text:bookmark-start text:name="__RefHeading__331_177607260417110"/><text:span text:style-name="T4">yyy?</text:span><text:bookmark-start text:name="__DdeLink__199_351425731216110"/><text:bookmark-end text:name="__RefHeading__331_177607260417110"/></text:h>
      <text:p text:style-name="P16"><text:bookmark-end text:name="__DdeLink__199_351425731216110"/><text:bookmark-end text:name="__DdeLink__208_35142573129110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1"/></text:p>
      <text:h text:style-name="P22" text:outline-level="5"><text:bookmark-start text:name="__RefHeading__331_177607260417111"/><text:span text:style-name="T4">yyy?</text:span><text:bookmark-start text:name="__DdeLink__199_351425731216111"/><text:bookmark-end text:name="__RefHeading__331_177607260417111"/></text:h>
      <text:p text:style-name="P16"><text:bookmark-end text:name="__DdeLink__199_351425731216111"/><text:bookmark-end text:name="__DdeLink__208_3514257312911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2"/></text:p>
      <text:h text:style-name="P22" text:outline-level="5"><text:bookmark-start text:name="__RefHeading__331_177607260417112"/><text:span text:style-name="T4">yyy?</text:span><text:bookmark-start text:name="__DdeLink__199_351425731216112"/><text:bookmark-end text:name="__RefHeading__331_177607260417112"/></text:h>
      <text:p text:style-name="P16"><text:bookmark-end text:name="__DdeLink__199_351425731216112"/><text:bookmark-end text:name="__DdeLink__208_3514257312911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3"/></text:p>
      <text:h text:style-name="P22" text:outline-level="5"><text:bookmark-start text:name="__RefHeading__331_177607260417113"/><text:span text:style-name="T4">yyy?</text:span><text:bookmark-start text:name="__DdeLink__199_351425731216113"/><text:bookmark-end text:name="__RefHeading__331_177607260417113"/></text:h>
      <text:p text:style-name="P16"><text:bookmark-end text:name="__DdeLink__199_351425731216113"/><text:bookmark-end text:name="__DdeLink__208_3514257312911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4"/></text:p>
      <text:h text:style-name="P22" text:outline-level="5"><text:bookmark-start text:name="__RefHeading__331_177607260417114"/><text:span text:style-name="T4">yyy?</text:span><text:bookmark-start text:name="__DdeLink__199_351425731216114"/><text:bookmark-end text:name="__RefHeading__331_177607260417114"/></text:h>
      <text:p text:style-name="P16"><text:bookmark-end text:name="__DdeLink__199_351425731216114"/><text:bookmark-end text:name="__DdeLink__208_35142573129114"/></text:p>
      <text:p text:style-name="P16"><text:soft-page-break/><text:span text:style-name="T7">xxx</text:span><text:span text:style-name="T3"> </text:span></text:p>
      <text:p text:style-name="P8"/>
      <text:p text:style-name="P8"><text:bookmark-start text:name="__DdeLink__208_35142573129115"/></text:p>
      <text:h text:style-name="P22" text:outline-level="5"><text:bookmark-start text:name="__RefHeading__331_177607260417115"/><text:span text:style-name="T4">yyy?</text:span><text:bookmark-start text:name="__DdeLink__199_351425731216115"/><text:bookmark-end text:name="__RefHeading__331_177607260417115"/></text:h>
      <text:p text:style-name="P16"><text:bookmark-end text:name="__DdeLink__199_351425731216115"/><text:bookmark-end text:name="__DdeLink__208_3514257312911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6"/></text:p>
      <text:h text:style-name="P22" text:outline-level="5"><text:bookmark-start text:name="__RefHeading__331_177607260417116"/><text:span text:style-name="T4">yyy?</text:span><text:bookmark-start text:name="__DdeLink__199_351425731216116"/><text:bookmark-end text:name="__RefHeading__331_177607260417116"/></text:h>
      <text:p text:style-name="P16"><text:bookmark-end text:name="__DdeLink__199_351425731216116"/><text:bookmark-end text:name="__DdeLink__208_3514257312911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7"/></text:p>
      <text:h text:style-name="P22" text:outline-level="5"><text:bookmark-start text:name="__RefHeading__331_177607260417117"/><text:span text:style-name="T4">yyy?</text:span><text:bookmark-start text:name="__DdeLink__199_351425731216117"/><text:bookmark-end text:name="__RefHeading__331_177607260417117"/></text:h>
      <text:p text:style-name="P16"><text:bookmark-end text:name="__DdeLink__199_351425731216117"/><text:bookmark-end text:name="__DdeLink__208_35142573129117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8"/></text:p>
      <text:h text:style-name="P22" text:outline-level="5"><text:bookmark-start text:name="__RefHeading__331_177607260417118"/><text:span text:style-name="T4">yyy?</text:span><text:bookmark-start text:name="__DdeLink__199_351425731216118"/><text:bookmark-end text:name="__RefHeading__331_177607260417118"/></text:h>
      <text:p text:style-name="P16"><text:bookmark-end text:name="__DdeLink__199_351425731216118"/><text:bookmark-end text:name="__DdeLink__208_35142573129118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19"/></text:p>
      <text:h text:style-name="P22" text:outline-level="5"><text:bookmark-start text:name="__RefHeading__331_177607260417119"/><text:span text:style-name="T4">yyy?</text:span><text:bookmark-start text:name="__DdeLink__199_351425731216119"/><text:bookmark-end text:name="__RefHeading__331_177607260417119"/></text:h>
      <text:p text:style-name="P16"><text:bookmark-end text:name="__DdeLink__199_351425731216119"/><text:bookmark-end text:name="__DdeLink__208_35142573129119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0"/></text:p>
      <text:h text:style-name="P22" text:outline-level="5"><text:bookmark-start text:name="__RefHeading__331_177607260417120"/><text:span text:style-name="T4">yyy?</text:span><text:bookmark-start text:name="__DdeLink__199_351425731216120"/><text:bookmark-end text:name="__RefHeading__331_177607260417120"/></text:h>
      <text:p text:style-name="P16"><text:bookmark-end text:name="__DdeLink__199_351425731216120"/><text:bookmark-end text:name="__DdeLink__208_35142573129120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1"/></text:p>
      <text:h text:style-name="P22" text:outline-level="5"><text:bookmark-start text:name="__RefHeading__331_177607260417121"/><text:span text:style-name="T4">yyy?</text:span><text:bookmark-start text:name="__DdeLink__199_351425731216121"/><text:bookmark-end text:name="__RefHeading__331_177607260417121"/></text:h>
      <text:p text:style-name="P16"><text:bookmark-end text:name="__DdeLink__199_351425731216121"/><text:bookmark-end text:name="__DdeLink__208_3514257312912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2"/></text:p>
      <text:h text:style-name="P22" text:outline-level="5"><text:bookmark-start text:name="__RefHeading__331_177607260417122"/><text:span text:style-name="T4">yyy?</text:span><text:bookmark-start text:name="__DdeLink__199_351425731216122"/><text:bookmark-end text:name="__RefHeading__331_177607260417122"/></text:h>
      <text:p text:style-name="P16"><text:bookmark-end text:name="__DdeLink__199_351425731216122"/><text:bookmark-end text:name="__DdeLink__208_3514257312912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3"/><text:soft-page-break/></text:p>
      <text:h text:style-name="P22" text:outline-level="5"><text:bookmark-start text:name="__RefHeading__331_177607260417123"/><text:span text:style-name="T4">yyy?</text:span><text:bookmark-start text:name="__DdeLink__199_351425731216123"/><text:bookmark-end text:name="__RefHeading__331_177607260417123"/></text:h>
      <text:p text:style-name="P16"><text:bookmark-end text:name="__DdeLink__199_351425731216123"/><text:bookmark-end text:name="__DdeLink__208_3514257312912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4"/></text:p>
      <text:h text:style-name="P22" text:outline-level="5"><text:bookmark-start text:name="__RefHeading__331_177607260417124"/><text:span text:style-name="T4">yyy?</text:span><text:bookmark-start text:name="__DdeLink__199_351425731216124"/><text:bookmark-end text:name="__RefHeading__331_177607260417124"/></text:h>
      <text:p text:style-name="P16"><text:bookmark-end text:name="__DdeLink__199_351425731216124"/><text:bookmark-end text:name="__DdeLink__208_35142573129124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5"/></text:p>
      <text:h text:style-name="P22" text:outline-level="5"><text:bookmark-start text:name="__RefHeading__331_177607260417125"/><text:span text:style-name="T4">yyy?</text:span><text:bookmark-start text:name="__DdeLink__199_351425731216125"/><text:bookmark-end text:name="__RefHeading__331_177607260417125"/></text:h>
      <text:p text:style-name="P16"><text:bookmark-end text:name="__DdeLink__199_351425731216125"/><text:bookmark-end text:name="__DdeLink__208_3514257312912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6"/></text:p>
      <text:h text:style-name="P22" text:outline-level="5"><text:bookmark-start text:name="__RefHeading__331_177607260417126"/><text:span text:style-name="T4">yyy?</text:span><text:bookmark-start text:name="__DdeLink__199_351425731216126"/><text:bookmark-end text:name="__RefHeading__331_177607260417126"/></text:h>
      <text:p text:style-name="P16"><text:bookmark-end text:name="__DdeLink__199_351425731216126"/><text:bookmark-end text:name="__DdeLink__208_3514257312912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7"/></text:p>
      <text:h text:style-name="P22" text:outline-level="5"><text:bookmark-start text:name="__RefHeading__331_177607260417127"/><text:span text:style-name="T4">yyy?</text:span><text:bookmark-start text:name="__DdeLink__199_351425731216127"/><text:bookmark-end text:name="__RefHeading__331_177607260417127"/></text:h>
      <text:p text:style-name="P16"><text:bookmark-end text:name="__DdeLink__199_351425731216127"/><text:bookmark-end text:name="__DdeLink__208_35142573129127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8"/></text:p>
      <text:h text:style-name="P22" text:outline-level="5"><text:bookmark-start text:name="__RefHeading__331_177607260417128"/><text:span text:style-name="T4">yyy?</text:span><text:bookmark-start text:name="__DdeLink__199_351425731216128"/><text:bookmark-end text:name="__RefHeading__331_177607260417128"/></text:h>
      <text:p text:style-name="P16"><text:bookmark-end text:name="__DdeLink__199_351425731216128"/><text:bookmark-end text:name="__DdeLink__208_35142573129128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29"/></text:p>
      <text:h text:style-name="P22" text:outline-level="5"><text:bookmark-start text:name="__RefHeading__331_177607260417129"/><text:span text:style-name="T4">yyy?</text:span><text:bookmark-start text:name="__DdeLink__199_351425731216129"/><text:bookmark-end text:name="__RefHeading__331_177607260417129"/></text:h>
      <text:p text:style-name="P16"><text:bookmark-end text:name="__DdeLink__199_351425731216129"/><text:bookmark-end text:name="__DdeLink__208_35142573129129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0"/></text:p>
      <text:h text:style-name="P22" text:outline-level="5"><text:bookmark-start text:name="__RefHeading__331_177607260417130"/><text:span text:style-name="T4">yyy?</text:span><text:bookmark-start text:name="__DdeLink__199_351425731216130"/><text:bookmark-end text:name="__RefHeading__331_177607260417130"/></text:h>
      <text:p text:style-name="P16"><text:bookmark-end text:name="__DdeLink__199_351425731216130"/><text:bookmark-end text:name="__DdeLink__208_35142573129130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1"/></text:p>
      <text:h text:style-name="P22" text:outline-level="5"><text:bookmark-start text:name="__RefHeading__331_177607260417131"/><text:soft-page-break/><text:span text:style-name="T4">yyy?</text:span><text:bookmark-start text:name="__DdeLink__199_351425731216131"/><text:bookmark-end text:name="__RefHeading__331_177607260417131"/></text:h>
      <text:p text:style-name="P16"><text:bookmark-end text:name="__DdeLink__199_351425731216131"/><text:bookmark-end text:name="__DdeLink__208_3514257312913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2"/></text:p>
      <text:h text:style-name="P22" text:outline-level="5"><text:bookmark-start text:name="__RefHeading__331_177607260417132"/><text:span text:style-name="T4">yyy?</text:span><text:bookmark-start text:name="__DdeLink__199_351425731216132"/><text:bookmark-end text:name="__RefHeading__331_177607260417132"/></text:h>
      <text:p text:style-name="P16"><text:bookmark-end text:name="__DdeLink__199_351425731216132"/><text:bookmark-end text:name="__DdeLink__208_3514257312913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3"/></text:p>
      <text:h text:style-name="P22" text:outline-level="5"><text:bookmark-start text:name="__RefHeading__331_177607260417133"/><text:span text:style-name="T4">yyy?</text:span><text:bookmark-start text:name="__DdeLink__199_351425731216133"/><text:bookmark-end text:name="__RefHeading__331_177607260417133"/></text:h>
      <text:p text:style-name="P16"><text:bookmark-end text:name="__DdeLink__199_351425731216133"/><text:bookmark-end text:name="__DdeLink__208_3514257312913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4"/></text:p>
      <text:h text:style-name="P22" text:outline-level="5"><text:bookmark-start text:name="__RefHeading__331_177607260417134"/><text:span text:style-name="T4">yyy?</text:span><text:bookmark-start text:name="__DdeLink__199_351425731216134"/><text:bookmark-end text:name="__RefHeading__331_177607260417134"/></text:h>
      <text:p text:style-name="P16"><text:bookmark-end text:name="__DdeLink__199_351425731216134"/><text:bookmark-end text:name="__DdeLink__208_35142573129134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5"/></text:p>
      <text:h text:style-name="P22" text:outline-level="5"><text:bookmark-start text:name="__RefHeading__331_177607260417135"/><text:span text:style-name="T4">yyy?</text:span><text:bookmark-start text:name="__DdeLink__199_351425731216135"/><text:bookmark-end text:name="__RefHeading__331_177607260417135"/></text:h>
      <text:p text:style-name="P16"><text:bookmark-end text:name="__DdeLink__199_351425731216135"/><text:bookmark-end text:name="__DdeLink__208_3514257312913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6"/></text:p>
      <text:h text:style-name="P22" text:outline-level="5"><text:bookmark-start text:name="__RefHeading__331_177607260417136"/><text:span text:style-name="T4">yyy?</text:span><text:bookmark-start text:name="__DdeLink__199_351425731216136"/><text:bookmark-end text:name="__RefHeading__331_177607260417136"/></text:h>
      <text:p text:style-name="P16"><text:bookmark-end text:name="__DdeLink__199_351425731216136"/><text:bookmark-end text:name="__DdeLink__208_3514257312913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7"/></text:p>
      <text:h text:style-name="P22" text:outline-level="5"><text:bookmark-start text:name="__RefHeading__331_177607260417137"/><text:span text:style-name="T4">yyy?</text:span><text:bookmark-start text:name="__DdeLink__199_351425731216137"/><text:bookmark-end text:name="__RefHeading__331_177607260417137"/></text:h>
      <text:p text:style-name="P16"><text:bookmark-end text:name="__DdeLink__199_351425731216137"/><text:bookmark-end text:name="__DdeLink__208_35142573129137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8"/></text:p>
      <text:h text:style-name="P22" text:outline-level="5"><text:bookmark-start text:name="__RefHeading__331_177607260417138"/><text:span text:style-name="T4">yyy?</text:span><text:bookmark-start text:name="__DdeLink__199_351425731216138"/><text:bookmark-end text:name="__RefHeading__331_177607260417138"/></text:h>
      <text:p text:style-name="P16"><text:bookmark-end text:name="__DdeLink__199_351425731216138"/><text:bookmark-end text:name="__DdeLink__208_35142573129138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39"/></text:p>
      <text:h text:style-name="P22" text:outline-level="5"><text:bookmark-start text:name="__RefHeading__331_177607260417139"/><text:span text:style-name="T4">yyy?</text:span><text:bookmark-start text:name="__DdeLink__199_351425731216139"/><text:bookmark-end text:name="__RefHeading__331_177607260417139"/></text:h>
      <text:p text:style-name="P16"><text:bookmark-end text:name="__DdeLink__199_351425731216139"/><text:bookmark-end text:name="__DdeLink__208_35142573129139"/></text:p>
      <text:p text:style-name="P16"><text:soft-page-break/><text:span text:style-name="T7">xxx</text:span><text:span text:style-name="T3"> </text:span></text:p>
      <text:p text:style-name="P8"/>
      <text:p text:style-name="P8"><text:bookmark-start text:name="__DdeLink__208_35142573129140"/></text:p>
      <text:h text:style-name="P22" text:outline-level="5"><text:bookmark-start text:name="__RefHeading__331_177607260417140"/><text:span text:style-name="T4">yyy?</text:span><text:bookmark-start text:name="__DdeLink__199_351425731216140"/><text:bookmark-end text:name="__RefHeading__331_177607260417140"/></text:h>
      <text:p text:style-name="P16"><text:bookmark-end text:name="__DdeLink__199_351425731216140"/><text:bookmark-end text:name="__DdeLink__208_35142573129140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1"/></text:p>
      <text:h text:style-name="P22" text:outline-level="5"><text:bookmark-start text:name="__RefHeading__331_177607260417141"/><text:span text:style-name="T4">yyy?</text:span><text:bookmark-start text:name="__DdeLink__199_351425731216141"/><text:bookmark-end text:name="__RefHeading__331_177607260417141"/></text:h>
      <text:p text:style-name="P16"><text:bookmark-end text:name="__DdeLink__199_351425731216141"/><text:bookmark-end text:name="__DdeLink__208_3514257312914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2"/></text:p>
      <text:h text:style-name="P22" text:outline-level="5"><text:bookmark-start text:name="__RefHeading__331_177607260417142"/><text:span text:style-name="T4">yyy?</text:span><text:bookmark-start text:name="__DdeLink__199_351425731216142"/><text:bookmark-end text:name="__RefHeading__331_177607260417142"/></text:h>
      <text:p text:style-name="P16"><text:bookmark-end text:name="__DdeLink__199_351425731216142"/><text:bookmark-end text:name="__DdeLink__208_3514257312914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3"/></text:p>
      <text:h text:style-name="P22" text:outline-level="5"><text:bookmark-start text:name="__RefHeading__331_177607260417143"/><text:span text:style-name="T4">yyy?</text:span><text:bookmark-start text:name="__DdeLink__199_351425731216143"/><text:bookmark-end text:name="__RefHeading__331_177607260417143"/></text:h>
      <text:p text:style-name="P16"><text:bookmark-end text:name="__DdeLink__199_351425731216143"/><text:bookmark-end text:name="__DdeLink__208_3514257312914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4"/></text:p>
      <text:h text:style-name="P22" text:outline-level="5"><text:bookmark-start text:name="__RefHeading__331_177607260417144"/><text:span text:style-name="T4">yyy?</text:span><text:bookmark-start text:name="__DdeLink__199_351425731216144"/><text:bookmark-end text:name="__RefHeading__331_177607260417144"/></text:h>
      <text:p text:style-name="P16"><text:bookmark-end text:name="__DdeLink__199_351425731216144"/><text:bookmark-end text:name="__DdeLink__208_35142573129144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5"/></text:p>
      <text:h text:style-name="P22" text:outline-level="5"><text:bookmark-start text:name="__RefHeading__331_177607260417145"/><text:span text:style-name="T4">yyy?</text:span><text:bookmark-start text:name="__DdeLink__199_351425731216145"/><text:bookmark-end text:name="__RefHeading__331_177607260417145"/></text:h>
      <text:p text:style-name="P16"><text:bookmark-end text:name="__DdeLink__199_351425731216145"/><text:bookmark-end text:name="__DdeLink__208_3514257312914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6"/></text:p>
      <text:h text:style-name="P22" text:outline-level="5"><text:bookmark-start text:name="__RefHeading__331_177607260417146"/><text:span text:style-name="T4">yyy?</text:span><text:bookmark-start text:name="__DdeLink__199_351425731216146"/><text:bookmark-end text:name="__RefHeading__331_177607260417146"/></text:h>
      <text:p text:style-name="P16"><text:bookmark-end text:name="__DdeLink__199_351425731216146"/><text:bookmark-end text:name="__DdeLink__208_3514257312914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7"/></text:p>
      <text:h text:style-name="P22" text:outline-level="5"><text:bookmark-start text:name="__RefHeading__331_177607260417147"/><text:span text:style-name="T4">yyy?</text:span><text:bookmark-start text:name="__DdeLink__199_351425731216147"/><text:bookmark-end text:name="__RefHeading__331_177607260417147"/></text:h>
      <text:p text:style-name="P16"><text:bookmark-end text:name="__DdeLink__199_351425731216147"/><text:bookmark-end text:name="__DdeLink__208_35142573129147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8"/><text:soft-page-break/></text:p>
      <text:h text:style-name="P22" text:outline-level="5"><text:bookmark-start text:name="__RefHeading__331_177607260417148"/><text:span text:style-name="T4">yyy?</text:span><text:bookmark-start text:name="__DdeLink__199_351425731216148"/><text:bookmark-end text:name="__RefHeading__331_177607260417148"/></text:h>
      <text:p text:style-name="P16"><text:bookmark-end text:name="__DdeLink__199_351425731216148"/><text:bookmark-end text:name="__DdeLink__208_35142573129148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49"/></text:p>
      <text:h text:style-name="P22" text:outline-level="5"><text:bookmark-start text:name="__RefHeading__331_177607260417149"/><text:span text:style-name="T4">yyy?</text:span><text:bookmark-start text:name="__DdeLink__199_351425731216149"/><text:bookmark-end text:name="__RefHeading__331_177607260417149"/></text:h>
      <text:p text:style-name="P16"><text:bookmark-end text:name="__DdeLink__199_351425731216149"/><text:bookmark-end text:name="__DdeLink__208_35142573129149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0"/></text:p>
      <text:h text:style-name="P22" text:outline-level="5"><text:bookmark-start text:name="__RefHeading__331_177607260417150"/><text:span text:style-name="T4">yyy?</text:span><text:bookmark-start text:name="__DdeLink__199_351425731216150"/><text:bookmark-end text:name="__RefHeading__331_177607260417150"/></text:h>
      <text:p text:style-name="P16"><text:bookmark-end text:name="__DdeLink__199_351425731216150"/><text:bookmark-end text:name="__DdeLink__208_35142573129150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1"/></text:p>
      <text:h text:style-name="P22" text:outline-level="5"><text:bookmark-start text:name="__RefHeading__331_177607260417151"/><text:span text:style-name="T4">yyy?</text:span><text:bookmark-start text:name="__DdeLink__199_351425731216151"/><text:bookmark-end text:name="__RefHeading__331_177607260417151"/></text:h>
      <text:p text:style-name="P16"><text:bookmark-end text:name="__DdeLink__199_351425731216151"/><text:bookmark-end text:name="__DdeLink__208_35142573129151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2"/></text:p>
      <text:h text:style-name="P22" text:outline-level="5"><text:bookmark-start text:name="__RefHeading__331_177607260417152"/><text:span text:style-name="T4">yyy?</text:span><text:bookmark-start text:name="__DdeLink__199_351425731216152"/><text:bookmark-end text:name="__RefHeading__331_177607260417152"/></text:h>
      <text:p text:style-name="P16"><text:bookmark-end text:name="__DdeLink__199_351425731216152"/><text:bookmark-end text:name="__DdeLink__208_35142573129152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3"/></text:p>
      <text:h text:style-name="P22" text:outline-level="5"><text:bookmark-start text:name="__RefHeading__331_177607260417153"/><text:span text:style-name="T4">yyy?</text:span><text:bookmark-start text:name="__DdeLink__199_351425731216153"/><text:bookmark-end text:name="__RefHeading__331_177607260417153"/></text:h>
      <text:p text:style-name="P16"><text:bookmark-end text:name="__DdeLink__199_351425731216153"/><text:bookmark-end text:name="__DdeLink__208_35142573129153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4"/></text:p>
      <text:h text:style-name="P22" text:outline-level="5"><text:bookmark-start text:name="__RefHeading__331_177607260417154"/><text:span text:style-name="T4">yyy?</text:span><text:bookmark-start text:name="__DdeLink__199_351425731216154"/><text:bookmark-end text:name="__RefHeading__331_177607260417154"/></text:h>
      <text:p text:style-name="P16"><text:bookmark-end text:name="__DdeLink__199_351425731216154"/><text:bookmark-end text:name="__DdeLink__208_35142573129154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5"/></text:p>
      <text:h text:style-name="P22" text:outline-level="5"><text:bookmark-start text:name="__RefHeading__331_177607260417155"/><text:span text:style-name="T4">yyy?</text:span><text:bookmark-start text:name="__DdeLink__199_351425731216155"/><text:bookmark-end text:name="__RefHeading__331_177607260417155"/></text:h>
      <text:p text:style-name="P16"><text:bookmark-end text:name="__DdeLink__199_351425731216155"/><text:bookmark-end text:name="__DdeLink__208_35142573129155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6"/></text:p>
      <text:h text:style-name="P22" text:outline-level="5"><text:bookmark-start text:name="__RefHeading__331_177607260417156"/><text:soft-page-break/><text:span text:style-name="T4">yyy?</text:span><text:bookmark-start text:name="__DdeLink__199_351425731216156"/><text:bookmark-end text:name="__RefHeading__331_177607260417156"/></text:h>
      <text:p text:style-name="P16"><text:bookmark-end text:name="__DdeLink__199_351425731216156"/><text:bookmark-end text:name="__DdeLink__208_35142573129156"/></text:p>
      <text:p text:style-name="P16"><text:span text:style-name="T7">xxx</text:span><text:span text:style-name="T3"> </text:span></text:p>
      <text:p text:style-name="P8"/>
      <text:p text:style-name="P8"><text:bookmark-start text:name="__DdeLink__208_35142573129157"/></text:p>
      <text:h text:style-name="P22" text:outline-level="5"><text:bookmark-start text:name="__RefHeading__331_177607260417157"/><text:span text:style-name="T4">yyy?</text:span><text:bookmark-start text:name="__DdeLink__199_351425731216157"/><text:bookmark-end text:name="__RefHeading__331_177607260417157"/></text:h>
      <text:p text:style-name="P16"><text:bookmark-end text:name="__DdeLink__199_351425731216157"/><text:bookmark-end text:name="__DdeLink__208_35142573129157"/></text:p>
      <text:p text:style-name="P16"><text:span text:style-name="T7">xxx</text:span><text:span text:style-name="T3"> </text:span></text:p>
      <text:p text:style-name="P10"><text:bookmark-end text:name="__DdeLink__1305_2271235780"/><text:bookmark text:name="__DdeLink__208_351425731292"/>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327_1776072604" text:style-name="Index_20_Link" text:visited-style-name="Index_20_Link">1. What is DevOps? Is it a tool, framework or programming language?<text:tab/>1</text:a></text:p>
          <text:p text:style-name="P18"><text:a xlink:type="simple" xlink:href="#__RefHeading___Toc354_3514257312" text:style-name="Index_20_Link" text:visited-style-name="Index_20_Link">2. What can a DevOps Engineer do?<text:tab/>1</text:a></text:p>
          <text:p text:style-name="P18"><text:a xlink:type="simple" xlink:href="#__RefHeading__329_1776072604" text:style-name="Index_20_Link" text:visited-style-name="Index_20_Link">3. How DevOps Collaborates Development &amp; Operations teams?<text:tab/>1</text:a></text:p>
          <text:p text:style-name="P18"><text:a xlink:type="simple" xlink:href="#__RefHeading___Toc905_2189722070" text:style-name="Index_20_Link" text:visited-style-name="Index_20_Link">4. What made you take the decision to become a DevOps engineer?<text:tab/>1</text:a></text:p>
          <text:p text:style-name="P18"><text:a xlink:type="simple" xlink:href="#__RefHeading___Toc356_3514257312" text:style-name="Index_20_Link" text:visited-style-name="Index_20_Link">5. What are the prerequisites for the implementation of DevOps?<text:tab/>2</text:a></text:p>
          <text:p text:style-name="P18"><text:a xlink:type="simple" xlink:href="#__RefHeading__331_17760726042" text:style-name="Index_20_Link" text:visited-style-name="Index_20_Link">6. List out some of the most popular DevOps tools. Did you use any of these tools?<text:tab/>2</text:a></text:p>
          <text:p text:style-name="P18"><text:a xlink:type="simple" xlink:href="#__RefHeading__331_17760726043" text:style-name="Index_20_Link" text:visited-style-name="Index_20_Link">7. What’s the role of AWS in DevOps?<text:tab/>2</text:a></text:p>
          <text:p text:style-name="P18"><text:a xlink:type="simple" xlink:href="#__RefHeading__331_17760726044" text:style-name="Index_20_Link" text:visited-style-name="Index_20_Link">8. What are the most used scripting languages for DevOps?<text:tab/>2</text:a></text:p>
          <text:p text:style-name="P18"><text:a xlink:type="simple" xlink:href="#__RefHeading__331_17760726045" text:style-name="Index_20_Link" text:visited-style-name="Index_20_Link">9. DevOps and Agile: Are they synonymous or different items?<text:tab/>3</text:a></text:p>
          <text:p text:style-name="P18"><text:a xlink:type="simple" xlink:href="#__RefHeading__331_17760726046" text:style-name="Index_20_Link" text:visited-style-name="Index_20_Link">10. What is CI/CD in DevOps?<text:tab/>3</text:a></text:p>
          <text:p text:style-name="P18"><text:a xlink:type="simple" xlink:href="#__RefHeading__331_17760726047" text:style-name="Index_20_Link" text:visited-style-name="Index_20_Link">11. Is DevOps Continuous Delivery and Continuous Deployment are the same?<text:tab/>3</text:a></text:p>
          <text:p text:style-name="P18"><text:a xlink:type="simple" xlink:href="#__RefHeading___Toc907_2189722070" text:style-name="Index_20_Link" text:visited-style-name="Index_20_Link">12. Is testing necessary before production in a DevOps environment?<text:tab/>3</text:a></text:p>
          <text:p text:style-name="P18"><text:a xlink:type="simple" xlink:href="#__RefHeading__331_17760726049" text:style-name="Index_20_Link" text:visited-style-name="Index_20_Link">13. What are CI Pipelines and DevOps Assembly Lines?<text:tab/>3</text:a></text:p>
          <text:p text:style-name="P18"><text:a xlink:type="simple" xlink:href="#__RefHeading__331_177607260410" text:style-name="Index_20_Link" text:visited-style-name="Index_20_Link">14. What is IaaC and how is it implemented using AWS?<text:tab/>4</text:a></text:p>
          <text:p text:style-name="P18"><text:a xlink:type="simple" xlink:href="#__RefHeading__331_177607260411" text:style-name="Index_20_Link" text:visited-style-name="Index_20_Link">15. Why we need Git in DevOps?<text:tab/>4</text:a></text:p>
          <text:p text:style-name="P18"><text:a xlink:type="simple" xlink:href="#__RefHeading__331_177607260412" text:style-name="Index_20_Link" text:visited-style-name="Index_20_Link">16. What are Anti-Patterns of DevOps?<text:tab/>4</text:a></text:p>
          <text:p text:style-name="P18"><text:a xlink:type="simple" xlink:href="#__RefHeading__331_177607260413" text:style-name="Index_20_Link" text:visited-style-name="Index_20_Link">17. Can DevOps be applied to the waterfall software development model?<text:tab/>4</text:a></text:p>
          <text:p text:style-name="P18"><text:a xlink:type="simple" xlink:href="#__RefHeading__331_177607260414" text:style-name="Index_20_Link" text:visited-style-name="Index_20_Link">18. What is the role of configuration management in DevOps?<text:tab/>5</text:a></text:p>
          <text:p text:style-name="P18"><text:a xlink:type="simple" xlink:href="#__RefHeading__331_177607260415" text:style-name="Index_20_Link" text:visited-style-name="Index_20_Link">19. What is the ‘CHEF’ tool used in DevOps?<text:tab/>5</text:a></text:p>
          <text:p text:style-name="P18"><text:a xlink:type="simple" xlink:href="#__RefHeading__331_177607260416" text:style-name="Index_20_Link" text:visited-style-name="Index_20_Link">20. What do you know about DevOps Toolchain?<text:tab/>5</text:a></text:p>
          <text:p text:style-name="P18"><text:a xlink:type="simple" xlink:href="#__RefHeading__331_177607260417" text:style-name="Index_20_Link" text:visited-style-name="Index_20_Link">21. xxx?<text:tab/>5</text:a></text:p>
          <text:p text:style-name="P18"><text:a xlink:type="simple" xlink:href="#__RefHeading__331_1776072604171" text:style-name="Index_20_Link" text:visited-style-name="Index_20_Link">22. xxx?<text:tab/>5</text:a></text:p>
        </text:index-body>
      </text:table-of-conten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3521"/>
    </style:style>
    <style:style style:name="MT2" style:family="text">
      <style:text-properties officeooo:rsid="00523d1c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</text:span><text:span text:style-name="MT2">AWS</text:span><text:span text:style-name="MT1"> ---<text:tab/><text:tab/></text:span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do </meta:initial-creator>
    <meta:creation-date>2014-12-07T08:55:23.547408200</meta:creation-date>
    <dc:date>2020-11-20T15:32:36.886275886</dc:date>
    <meta:editing-duration>PT2H52M29S</meta:editing-duration>
    <meta:editing-cycles>65</meta:editing-cycles>
    <meta:generator>LibreOffice/6.4.6.2$Linux_X86_64 LibreOffice_project/40$Build-2</meta:generator>
    <meta:document-statistic meta:table-count="0" meta:image-count="0" meta:object-count="0" meta:page-count="9" meta:paragraph-count="145" meta:word-count="406" meta:character-count="1818" meta:non-whitespace-character-count="1558"/>
  </office:meta>
</office:document-meta>
</file>